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70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6.16pt"/>
    </style:style>
    <style:style style:name="co8" style:family="table-column">
      <style:table-column-properties fo:break-before="auto" style:column-width="163.9pt"/>
    </style:style>
    <style:style style:name="co9" style:family="table-column">
      <style:table-column-properties fo:break-before="auto" style:column-width="192.19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32.24pt"/>
    </style:style>
    <style:style style:name="co12" style:family="table-column">
      <style:table-column-properties fo:break-before="auto" style:column-width="172.35pt"/>
    </style:style>
    <style:style style:name="co13" style:family="table-column">
      <style:table-column-properties fo:break-before="auto" style:column-width="174.7pt"/>
    </style:style>
    <style:style style:name="co14" style:family="table-column">
      <style:table-column-properties fo:break-before="auto" style:column-width="199.39pt"/>
    </style:style>
    <style:style style:name="co15" style:family="table-column">
      <style:table-column-properties fo:break-before="auto" style:column-width="207.1pt"/>
    </style:style>
    <style:style style:name="co16" style:family="table-column">
      <style:table-column-properties fo:break-before="auto" style:column-width="140.71pt"/>
    </style:style>
    <style:style style:name="co17" style:family="table-column">
      <style:table-column-properties fo:break-before="auto" style:column-width="14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ve" table:style-name="ta1">
        <table:shapes>
          <draw:frame draw:z-index="0" draw:style-name="gr1" draw:text-style-name="P1" svg:width="575.35pt" svg:height="292.14pt" svg:x="222.38pt" svg:y="66.27pt">
            <draw:object draw:notify-on-update-of-ranges="Glove.A2:Glove.A23 Glove.B1:Glove.B1 Glove.B2:Glove.B23 Glove.C1:Glove.C1 Glove.C2:Glove.C23 Glove.D1:Glove.D1 Glove.D2:Glove.D23 Glove.E1:Glove.E1 Glove.E2:Glove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ine_tuned_glove_mean</text:p>
          </table:table-cell>
          <table:table-cell office:value-type="string" calcext:value-type="string">
            <text:p>fine_tuned_glove_median</text:p>
          </table:table-cell>
          <table:table-cell office:value-type="string" calcext:value-type="string">
            <text:p>glove_trained_from_scratch_mean</text:p>
          </table:table-cell>
          <table:table-cell office:value-type="string" calcext:value-type="string">
            <text:p>glove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office:value-type="float" office:value="0.037" calcext:value-type="float">
            <text:p>0.037</text:p>
          </table:table-cell>
          <table:table-cell/>
        </table:table-row>
      </table:table>
      <table:table table:name="w2v" table:style-name="ta1">
        <table:shapes>
          <draw:frame draw:z-index="0" draw:style-name="gr1" draw:text-style-name="P1" svg:width="574.04pt" svg:height="297.41pt" svg:x="72.23pt" svg:y="137.06pt">
            <draw:object draw:notify-on-update-of-ranges="w2v.A2:w2v.A23 w2v.D1:w2v.D1 w2v.D2:w2v.D23 w2v.E1:w2v.E1 w2v.E2:w2v.E23 w2v.F1:w2v.F1 w2v.F2:w2v.F23 w2v.G1:w2v.G1 w2v.G2:w2v.G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13.64pt" svg:height="298.18pt" svg:x="249.34pt" svg:y="58.73pt">
            <draw:object draw:notify-on-update-of-ranges="w2v.A2:w2v.A23 w2v.B1:w2v.B1 w2v.B2:w2v.B23 w2v.C1:w2v.C1 w2v.C2:w2v.C23 w2v.D1:w2v.D1 w2v.D2:w2v.D23 w2v.E1:w2v.E1 w2v.E2:w2v.E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w2v_trained_from_scratch_mean</text:p>
          </table:table-cell>
          <table:table-cell office:value-type="string" calcext:value-type="string">
            <text:p>w2v_trained_from_scratch_median</text:p>
          </table:table-cell>
          <table:table-cell office:value-type="string" calcext:value-type="string">
            <text:p>w2v_fine_tune_ortho_pro_crustes_mean</text:p>
          </table:table-cell>
          <table:table-cell office:value-type="string" calcext:value-type="string">
            <text:p>w2v_fine_tune_ortho_pro_crustes_median</text:p>
          </table:table-cell>
          <table:table-cell office:value-type="string" calcext:value-type="string">
            <text:p>w2v_fine_tune_cca_mean</text:p>
          </table:table-cell>
          <table:table-cell office:value-type="string" calcext:value-type="string">
            <text:p>w2v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" calcext:value-type="float">
            <text:p>0.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" calcext:value-type="float">
            <text:p>0.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" calcext:value-type="float">
            <text:p>0.0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" calcext:value-type="float">
            <text:p>0.0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" calcext:value-type="float">
            <text:p>0.0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" calcext:value-type="float">
            <text:p>0.0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" calcext:value-type="float">
            <text:p>0.0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9" calcext:value-type="float">
            <text:p>0.029</text:p>
          </table:table-cell>
        </table:table-row>
      </table:table>
      <table:table table:name="fasttext" table:style-name="ta1">
        <table:shapes>
          <draw:frame draw:z-index="0" draw:style-name="gr1" draw:text-style-name="P1" svg:width="670.62pt" svg:height="341.09pt" svg:x="122.63pt" svg:y="42.92pt">
            <draw:object draw:notify-on-update-of-ranges="fasttext.A2:fasttext.A23 fasttext.D1:fasttext.D1 fasttext.D2:fasttext.D23 fasttext.E1:fasttext.E1 fasttext.E2:fasttext.E23 fasttext.F1:fasttext.F1 fasttext.F2:fasttext.F23 fasttext.G1:fasttext.G1 fasttext.G2:fasttext.G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60.41pt" svg:height="319.27pt" svg:x="222.75pt" svg:y="39.91pt">
            <draw:object draw:notify-on-update-of-ranges="fasttext.A2:fasttext.A23 fasttext.B1:fasttext.B1 fasttext.B2:fasttext.B23 fasttext.C1:fasttext.C1 fasttext.C2:fasttext.C23 fasttext.D1:fasttext.D1 fasttext.D2:fasttext.D23 fasttext.E1:fasttext.E1 fasttext.E2:fasttext.E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text_trained_from_scratch_mean</text:p>
          </table:table-cell>
          <table:table-cell office:value-type="string" calcext:value-type="string">
            <text:p>fasttext_trained_from_scratch_median</text:p>
          </table:table-cell>
          <table:table-cell office:value-type="string" calcext:value-type="string">
            <text:p>fasttext_fine_tune_ortho_procrustes_mean</text:p>
          </table:table-cell>
          <table:table-cell office:value-type="string" calcext:value-type="string">
            <text:p>fasttext_fine_tune_ortho_procrustes_median</text:p>
          </table:table-cell>
          <table:table-cell office:value-type="string" calcext:value-type="string">
            <text:p>fasttext_fine_tune_cca_mean</text:p>
          </table:table-cell>
          <table:table-cell office:value-type="string" calcext:value-type="string">
            <text:p>fasttext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01:31:20.901443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1:24:16.052351148</meta:creation-date>
    <meta:generator>LibreOffice/6.0.7.3$Linux_X86_64 LibreOffice_project/00m0$Build-3</meta:generator>
    <dc:date>2019-08-19T20:24:14.787482232</dc:date>
    <meta:editing-duration>PT6H20M51S</meta:editing-duration>
    <meta:editing-cycles>39</meta:editing-cycles>
    <meta:document-statistic meta:table-count="3" meta:cell-count="4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298cm" svg:height="10.307cm" xlink:href=".." xlink:type="simple" chart:class="chart:bar" chart:style-name="ch1">
        <chart:title svg:x="6.084cm" svg:y="0.342cm" chart:style-name="ch2">
          <text:p>Coherence score Vs Number of clusters</text:p>
        </chart:title>
        <chart:subtitle svg:x="6.891cm" svg:y="1.327cm" chart:style-name="ch3">
          <text:p>NPMI, Epoch 15, Amazon Food Data</text:p>
        </chart:subtitle>
        <chart:legend chart:legend-position="end" svg:x="14.013cm" svg:y="4.107cm" style:legend-expansion="high" chart:style-name="ch4"/>
        <chart:plot-area chart:style-name="ch5" table:cell-range-address="Glove.A1:Glove.E23" chart:data-source-has-labels="both" svg:x="1.416cm" svg:y="2.216cm" svg:width="12.192cm" svg:height="6.904cm">
          <chartooo:coordinate-region svg:x="2.514cm" svg:y="2.415cm" svg:width="11.094cm" svg:height="6.058cm"/>
          <chart:axis chart:dimension="x" chart:name="primary-x" chart:style-name="ch6" chartooo:axis-type="auto">
            <chartooo:date-scale/>
            <chart:title svg:x="6.105cm" svg:y="9.326cm" chart:style-name="ch7">
              <text:p>Number of clusters</text:p>
            </chart:title>
            <chart:categories table:cell-range-address="Glove.A2:Glove.A23"/>
          </chart:axis>
          <chart:axis chart:dimension="y" chart:name="primary-y" chart:style-name="ch8">
            <chart:title svg:x="0.451cm" svg:y="6.969cm" chart:style-name="ch9">
              <text:p>Coherence score</text:p>
            </chart:title>
            <chart:grid chart:style-name="ch10" chart:class="major"/>
          </chart:axis>
          <chart:series chart:style-name="ch11" chart:values-cell-range-address="Glove.B2:Glove.B23" chart:label-cell-address="Glove.B1:Glove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Glove.C2:Glove.C23" chart:label-cell-address="Glove.C1:Glove.C1" chart:class="chart:bar">
            <chart:data-point chart:repeated="22"/>
          </chart:series>
          <chart:series chart:style-name="ch14" chart:values-cell-range-address="Glove.D2:Glove.D23" chart:label-cell-address="Glove.D1:Glove.D1" chart:class="chart:bar">
            <chart:data-point chart:repeated="22"/>
          </chart:series>
          <chart:series chart:style-name="ch15" chart:values-cell-range-address="Glove.E2:Glove.E23" chart:label-cell-address="Glove.E1:Glove.E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_tuned_glove_mean</text:p>
                <draw:g>
                  <svg:desc>Glove.B1:Glove.B1</svg:desc>
                </draw:g>
              </table:table-cell>
              <table:table-cell office:value-type="string">
                <text:p>fine_tuned_glove_median</text:p>
                <draw:g>
                  <svg:desc>Glove.C1:Glove.C1</svg:desc>
                </draw:g>
              </table:table-cell>
              <table:table-cell office:value-type="string">
                <text:p>glove_trained_from_scratch_mean</text:p>
                <draw:g>
                  <svg:desc>Glove.D1:Glove.D1</svg:desc>
                </draw:g>
              </table:table-cell>
              <table:table-cell office:value-type="string">
                <text:p>glove_trained_from_scratch_median</text:p>
                <draw:g>
                  <svg:desc>Glove.E1:Glove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Glove.A2:Glove.A23</svg:desc>
                </draw:g>
              </table:table-cell>
              <table:table-cell office:value-type="float" office:value="0.025">
                <text:p>0.025</text:p>
                <draw:g>
                  <svg:desc>Glove.B2:Glove.B23</svg:desc>
                </draw:g>
              </table:table-cell>
              <table:table-cell office:value-type="float" office:value="0.015">
                <text:p>0.015</text:p>
                <draw:g>
                  <svg:desc>Glove.C2:Glove.C23</svg:desc>
                </draw:g>
              </table:table-cell>
              <table:table-cell office:value-type="float" office:value="0.037">
                <text:p>0.037</text:p>
                <draw:g>
                  <svg:desc>Glove.D2:Glove.D23</svg:desc>
                </draw:g>
              </table:table-cell>
              <table:table-cell office:value-type="float" office:value="0">
                <text:p>0</text:p>
                <draw:g>
                  <svg:desc>Glove.E2:Glove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1">
                <text:p>0.021</text:p>
              </table:table-cell>
              <table:table-cell office:value-type="float" office:value="0.013">
                <text:p>0.013</text:p>
              </table:table-cell>
              <table:table-cell office:value-type="float" office:value="0.03">
                <text:p>0.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">
                <text:p>0.03</text:p>
              </table:table-cell>
              <table:table-cell office:value-type="float" office:value="0.009">
                <text:p>0.009</text:p>
              </table:table-cell>
              <table:table-cell office:value-type="float" office:value="0.026">
                <text:p>0.02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7">
                <text:p>0.037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5">
                <text:p>0.045</text:p>
              </table:table-cell>
              <table:table-cell office:value-type="float" office:value="0.046">
                <text:p>0.046</text:p>
              </table:table-cell>
              <table:table-cell office:value-type="float" office:value="0.015">
                <text:p>0.0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36">
                <text:p>0.036</text:p>
              </table:table-cell>
              <table:table-cell office:value-type="float" office:value="0.022">
                <text:p>0.022</text:p>
              </table:table-cell>
              <table:table-cell office:value-type="float" office:value="0.019">
                <text:p>0.01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5">
                <text:p>0.025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5">
                <text:p>0.025</text:p>
              </table:table-cell>
              <table:table-cell office:value-type="float" office:value="0.003">
                <text:p>0.003</text:p>
              </table:table-cell>
              <table:table-cell office:value-type="float" office:value="0.017">
                <text:p>0.01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2">
                <text:p>0.022</text:p>
              </table:table-cell>
              <table:table-cell office:value-type="float" office:value="0.01">
                <text:p>0.01</text:p>
              </table:table-cell>
              <table:table-cell office:value-type="float" office:value="0.019">
                <text:p>0.01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26">
                <text:p>0.026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4">
                <text:p>0.024</text:p>
              </table:table-cell>
              <table:table-cell office:value-type="float" office:value="0.005">
                <text:p>0.005</text:p>
              </table:table-cell>
              <table:table-cell office:value-type="float" office:value="0.017">
                <text:p>0.01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2">
                <text:p>0.02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9">
                <text:p>0.029</text:p>
              </table:table-cell>
              <table:table-cell office:value-type="float" office:value="0.01">
                <text:p>0.01</text:p>
              </table:table-cell>
              <table:table-cell office:value-type="float" office:value="0.018">
                <text:p>0.01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27">
                <text:p>0.027</text:p>
              </table:table-cell>
              <table:table-cell office:value-type="float" office:value="0.009">
                <text:p>0.009</text:p>
              </table:table-cell>
              <table:table-cell office:value-type="float" office:value="0.018">
                <text:p>0.01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1">
                <text:p>0.021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6">
                <text:p>0.026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7">
                <text:p>0.017</text:p>
              </table:table-cell>
              <table:table-cell office:value-type="float" office:value="0.005">
                <text:p>0.005</text:p>
              </table:table-cell>
              <table:table-cell office:value-type="float" office:value="0.022">
                <text:p>0.02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23">
                <text:p>0.023</text:p>
              </table:table-cell>
              <table:table-cell office:value-type="float" office:value="0.007">
                <text:p>0.007</text:p>
              </table:table-cell>
              <table:table-cell office:value-type="float" office:value="0.028">
                <text:p>0.02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7">
                <text:p>0.027</text:p>
              </table:table-cell>
              <table:table-cell office:value-type="float" office:value="0.015">
                <text:p>0.015</text:p>
              </table:table-cell>
              <table:table-cell office:value-type="float" office:value="0.022">
                <text:p>0.022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252cm" svg:height="10.493cm" xlink:href=".." xlink:type="simple" chart:class="chart:bar" chart:column-mapping="0 1 2 3" chart:style-name="ch1">
        <chart:title svg:x="6.061cm" svg:y="0.345cm" chart:style-name="ch2">
          <text:p>Coherence score Vs Number of clusters</text:p>
        </chart:title>
        <chart:subtitle svg:x="5.346cm" svg:y="1.333cm" chart:style-name="ch3">
          <text:p>NPMI, Epoch 15, Compare between fine tuning method</text:p>
        </chart:subtitle>
        <chart:legend chart:legend-position="end" svg:x="13.438cm" svg:y="3.803cm" style:legend-expansion="high" chart:style-name="ch4"/>
        <chart:plot-area chart:style-name="ch5" table:cell-range-address="w2v.A2:w2v.A23 w2v.D1:w2v.G23" chart:data-source-has-labels="both" svg:x="1.416cm" svg:y="2.225cm" svg:width="11.617cm" svg:height="7.078cm">
          <chartooo:coordinate-region svg:x="2.514cm" svg:y="2.424cm" svg:width="10.519cm" svg:height="6.232cm"/>
          <chart:axis chart:dimension="x" chart:name="primary-x" chart:style-name="ch6" chartooo:axis-type="auto">
            <chartooo:date-scale/>
            <chart:title svg:x="5.817cm" svg:y="9.512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065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D2:w2v.D23" chart:label-cell-address="w2v.D1:w2v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w2v.E2:w2v.E23" chart:label-cell-address="w2v.E1:w2v.E1" chart:class="chart:bar">
            <chart:data-point chart:repeated="22"/>
          </chart:series>
          <chart:series chart:style-name="ch14" chart:values-cell-range-address="w2v.F2:w2v.F23" chart:label-cell-address="w2v.F1:w2v.F1" chart:class="chart:bar">
            <chart:data-point chart:repeated="22"/>
          </chart:series>
          <chart:series chart:style-name="ch15" chart:values-cell-range-address="w2v.G2:w2v.G23" chart:label-cell-address="w2v.G1:w2v.G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_fine_tune_ortho_pro_crustes_mean</text:p>
                <draw:g>
                  <svg:desc>w2v.D1:w2v.D1</svg:desc>
                </draw:g>
              </table:table-cell>
              <table:table-cell office:value-type="string">
                <text:p>w2v_fine_tune_ortho_pro_crustes_median</text:p>
                <draw:g>
                  <svg:desc>w2v.E1:w2v.E1</svg:desc>
                </draw:g>
              </table:table-cell>
              <table:table-cell office:value-type="string">
                <text:p>w2v_fine_tune_cca_mean</text:p>
                <draw:g>
                  <svg:desc>w2v.F1:w2v.F1</svg:desc>
                </draw:g>
              </table:table-cell>
              <table:table-cell office:value-type="string">
                <text:p>w2v_fine_tune_cca_median</text:p>
                <draw:g>
                  <svg:desc>w2v.G1:w2v.G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035">
                <text:p>0.035</text:p>
                <draw:g>
                  <svg:desc>w2v.D2:w2v.D23</svg:desc>
                </draw:g>
              </table:table-cell>
              <table:table-cell office:value-type="float" office:value="0.037">
                <text:p>0.037</text:p>
                <draw:g>
                  <svg:desc>w2v.E2:w2v.E23</svg:desc>
                </draw:g>
              </table:table-cell>
              <table:table-cell office:value-type="float" office:value="0.019">
                <text:p>0.019</text:p>
                <draw:g>
                  <svg:desc>w2v.F2:w2v.F23</svg:desc>
                </draw:g>
              </table:table-cell>
              <table:table-cell office:value-type="float" office:value="0.022">
                <text:p>0.022</text:p>
                <draw:g>
                  <svg:desc>w2v.G2:w2v.G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9">
                <text:p>0.029</text:p>
              </table:table-cell>
              <table:table-cell office:value-type="float" office:value="0.032">
                <text:p>0.032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7">
                <text:p>0.027</text:p>
              </table:table-cell>
              <table:table-cell office:value-type="float" office:value="0.014">
                <text:p>0.014</text:p>
              </table:table-cell>
              <table:table-cell office:value-type="float" office:value="0.025">
                <text:p>0.02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3">
                <text:p>0.03</text:p>
              </table:table-cell>
              <table:table-cell office:value-type="float" office:value="0.021">
                <text:p>0.02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9">
                <text:p>0.029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6">
                <text:p>0.046</text:p>
              </table:table-cell>
              <table:table-cell office:value-type="float" office:value="0.047">
                <text:p>0.047</text:p>
              </table:table-cell>
              <table:table-cell office:value-type="float" office:value="0.033">
                <text:p>0.03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  <table:table-cell office:value-type="float" office:value="0.027">
                <text:p>0.0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  <table:table-cell office:value-type="float" office:value="0.032">
                <text:p>0.03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22">
                <text:p>0.02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5">
                <text:p>0.035</text:p>
              </table:table-cell>
              <table:table-cell office:value-type="float" office:value="0.033">
                <text:p>0.033</text:p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  <table:table-cell office:value-type="float" office:value="0.037">
                <text:p>0.03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39">
                <text:p>0.039</text:p>
              </table:table-cell>
              <table:table-cell office:value-type="float" office:value="0.03">
                <text:p>0.03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43">
                <text:p>0.043</text:p>
              </table:table-cell>
              <table:table-cell office:value-type="float" office:value="0.029">
                <text:p>0.029</text:p>
              </table:table-cell>
              <table:table-cell office:value-type="float" office:value="0.04">
                <text:p>0.0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45">
                <text:p>0.045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41">
                <text:p>0.041</text:p>
              </table:table-cell>
              <table:table-cell office:value-type="float" office:value="0.025">
                <text:p>0.025</text:p>
              </table:table-cell>
              <table:table-cell office:value-type="float" office:value="0.034">
                <text:p>0.03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33">
                <text:p>0.033</text:p>
              </table:table-cell>
              <table:table-cell office:value-type="float" office:value="0.021">
                <text:p>0.021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4">
                <text:p>0.04</text:p>
              </table:table-cell>
              <table:table-cell office:value-type="float" office:value="0.026">
                <text:p>0.026</text:p>
              </table:table-cell>
              <table:table-cell office:value-type="float" office:value="0.043">
                <text:p>0.04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4">
                <text:p>0.04</text:p>
              </table:table-cell>
              <table:table-cell office:value-type="float" office:value="0.026">
                <text:p>0.026</text:p>
              </table:table-cell>
              <table:table-cell office:value-type="float" office:value="0.041">
                <text:p>0.0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37">
                <text:p>0.037</text:p>
              </table:table-cell>
              <table:table-cell office:value-type="float" office:value="0.022">
                <text:p>0.022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39">
                <text:p>0.039</text:p>
              </table:table-cell>
              <table:table-cell office:value-type="float" office:value="0.028">
                <text:p>0.028</text:p>
              </table:table-cell>
              <table:table-cell office:value-type="float" office:value="0.041">
                <text:p>0.041</text:p>
              </table:table-cell>
              <table:table-cell office:value-type="float" office:value="0.029">
                <text:p>0.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649cm" svg:height="10.52cm" xlink:href=".." xlink:type="simple" chart:class="chart:bar" chart:column-mapping="0 1 2 3" chart:style-name="ch1">
        <chart:title svg:x="6.759cm" svg:y="0.346cm" chart:style-name="ch2">
          <text:p>Coherence score Vs Number of clusters</text:p>
        </chart:title>
        <chart:subtitle svg:x="7.566cm" svg:y="1.335cm" chart:style-name="ch3">
          <text:p>NPMI, Epoch 15, Amazon Food Data</text:p>
        </chart:subtitle>
        <chart:legend chart:legend-position="end" svg:x="14.465cm" svg:y="4.214cm" style:legend-expansion="high" chart:style-name="ch4"/>
        <chart:plot-area chart:style-name="ch5" table:cell-range-address="w2v.A1:w2v.E23" chart:data-source-has-labels="both" svg:x="1.443cm" svg:y="2.228cm" svg:width="12.59cm" svg:height="7.101cm">
          <chartooo:coordinate-region svg:x="2.355cm" svg:y="2.428cm" svg:width="11.678cm" svg:height="6.254cm"/>
          <chart:axis chart:dimension="x" chart:name="primary-x" chart:style-name="ch6" chartooo:axis-type="auto">
            <chartooo:date-scale/>
            <chart:title svg:x="6.331cm" svg:y="9.539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079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B2:w2v.B23" chart:label-cell-address="w2v.B1:w2v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w2v.C2:w2v.C23" chart:label-cell-address="w2v.C1:w2v.C1" chart:class="chart:bar">
            <chart:data-point chart:repeated="22"/>
          </chart:series>
          <chart:series chart:style-name="ch14" chart:values-cell-range-address="w2v.D2:w2v.D23" chart:label-cell-address="w2v.D1:w2v.D1" chart:class="chart:bar">
            <chart:data-point chart:repeated="22"/>
          </chart:series>
          <chart:series chart:style-name="ch15" chart:values-cell-range-address="w2v.E2:w2v.E23" chart:label-cell-address="w2v.E1:w2v.E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_trained_from_scratch_mean</text:p>
                <draw:g>
                  <svg:desc>w2v.B1:w2v.B1</svg:desc>
                </draw:g>
              </table:table-cell>
              <table:table-cell office:value-type="string">
                <text:p>w2v_trained_from_scratch_median</text:p>
                <draw:g>
                  <svg:desc>w2v.C1:w2v.C1</svg:desc>
                </draw:g>
              </table:table-cell>
              <table:table-cell office:value-type="string">
                <text:p>w2v_fine_tune_ortho_pro_crustes_mean</text:p>
                <draw:g>
                  <svg:desc>w2v.D1:w2v.D1</svg:desc>
                </draw:g>
              </table:table-cell>
              <table:table-cell office:value-type="string">
                <text:p>w2v_fine_tune_ortho_pro_crustes_median</text:p>
                <draw:g>
                  <svg:desc>w2v.E1:w2v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013">
                <text:p>0.013</text:p>
                <draw:g>
                  <svg:desc>w2v.B2:w2v.B23</svg:desc>
                </draw:g>
              </table:table-cell>
              <table:table-cell office:value-type="float" office:value="0.008">
                <text:p>0.008</text:p>
                <draw:g>
                  <svg:desc>w2v.C2:w2v.C23</svg:desc>
                </draw:g>
              </table:table-cell>
              <table:table-cell office:value-type="float" office:value="0.035">
                <text:p>0.035</text:p>
                <draw:g>
                  <svg:desc>w2v.D2:w2v.D23</svg:desc>
                </draw:g>
              </table:table-cell>
              <table:table-cell office:value-type="float" office:value="0.037">
                <text:p>0.037</text:p>
                <draw:g>
                  <svg:desc>w2v.E2:w2v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2">
                <text:p>0.032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32">
                <text:p>0.0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0.033">
                <text:p>0.033</text:p>
              </table:table-cell>
              <table:table-cell office:value-type="float" office:value="0.029">
                <text:p>0.02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  <table:table-cell office:value-type="float" office:value="0.046">
                <text:p>0.04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9">
                <text:p>0.029</text:p>
              </table:table-cell>
              <table:table-cell office:value-type="float" office:value="0.022">
                <text:p>0.022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38">
                <text:p>0.038</text:p>
              </table:table-cell>
              <table:table-cell office:value-type="float" office:value="0.027">
                <text:p>0.027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45">
                <text:p>0.045</text:p>
              </table:table-cell>
              <table:table-cell office:value-type="float" office:value="0.029">
                <text:p>0.029</text:p>
              </table:table-cell>
              <table:table-cell office:value-type="float" office:value="0.035">
                <text:p>0.03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34">
                <text:p>0.034</text:p>
              </table:table-cell>
              <table:table-cell office:value-type="float" office:value="0.034">
                <text:p>0.034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45">
                <text:p>0.045</text:p>
              </table:table-cell>
              <table:table-cell office:value-type="float" office:value="0.038">
                <text:p>0.038</text:p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2">
                <text:p>0.052</text:p>
              </table:table-cell>
              <table:table-cell office:value-type="float" office:value="0.041">
                <text:p>0.041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39">
                <text:p>0.039</text:p>
              </table:table-cell>
              <table:table-cell office:value-type="float" office:value="0.036">
                <text:p>0.036</text:p>
              </table:table-cell>
              <table:table-cell office:value-type="float" office:value="0.039">
                <text:p>0.0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46">
                <text:p>0.046</text:p>
              </table:table-cell>
              <table:table-cell office:value-type="float" office:value="0.038">
                <text:p>0.038</text:p>
              </table:table-cell>
              <table:table-cell office:value-type="float" office:value="0.043">
                <text:p>0.04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57">
                <text:p>0.057</text:p>
              </table:table-cell>
              <table:table-cell office:value-type="float" office:value="0.055">
                <text:p>0.055</text:p>
              </table:table-cell>
              <table:table-cell office:value-type="float" office:value="0.045">
                <text:p>0.04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41">
                <text:p>0.04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6">
                <text:p>0.06</text:p>
              </table:table-cell>
              <table:table-cell office:value-type="float" office:value="0.051">
                <text:p>0.051</text:p>
              </table:table-cell>
              <table:table-cell office:value-type="float" office:value="0.033">
                <text:p>0.03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6">
                <text:p>0.06</text:p>
              </table:table-cell>
              <table:table-cell office:value-type="float" office:value="0.046">
                <text:p>0.046</text:p>
              </table:table-cell>
              <table:table-cell office:value-type="float" office:value="0.04">
                <text:p>0.0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51">
                <text:p>0.051</text:p>
              </table:table-cell>
              <table:table-cell office:value-type="float" office:value="0.046">
                <text:p>0.046</text:p>
              </table:table-cell>
              <table:table-cell office:value-type="float" office:value="0.04">
                <text:p>0.0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52">
                <text:p>0.052</text:p>
              </table:table-cell>
              <table:table-cell office:value-type="float" office:value="0.041">
                <text:p>0.041</text:p>
              </table:table-cell>
              <table:table-cell office:value-type="float" office:value="0.037">
                <text:p>0.03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1">
                <text:p>0.051</text:p>
              </table:table-cell>
              <table:table-cell office:value-type="float" office:value="0.045">
                <text:p>0.045</text:p>
              </table:table-cell>
              <table:table-cell office:value-type="float" office:value="0.039">
                <text:p>0.039</text:p>
              </table:table-cell>
              <table:table-cell office:value-type="float" office:value="0.028">
                <text:p>0.0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659cm" svg:height="12.034cm" xlink:href=".." xlink:type="simple" chart:class="chart:bar" chart:column-mapping="0 1 2 3" chart:style-name="ch1">
        <chart:title svg:x="7.764cm" svg:y="0.376cm" chart:style-name="ch2">
          <text:p>Coherence score Vs Number of clusters</text:p>
        </chart:title>
        <chart:subtitle svg:x="5.171cm" svg:y="1.395cm" chart:style-name="ch3">
          <text:p>NPMI, Epoch 15, Amazon Food Data, Compare between fine tuning methods</text:p>
        </chart:subtitle>
        <chart:legend chart:legend-position="end" svg:x="16.104cm" svg:y="4.971cm" style:legend-expansion="high" chart:style-name="ch4"/>
        <chart:plot-area chart:style-name="ch5" table:cell-range-address="fasttext.A2:fasttext.A23 fasttext.D1:fasttext.G23" chart:data-source-has-labels="both" svg:x="1.484cm" svg:y="2.318cm" svg:width="14.147cm" svg:height="8.495cm">
          <chartooo:coordinate-region svg:x="2.582cm" svg:y="2.517cm" svg:width="13.049cm" svg:height="7.649cm"/>
          <chart:axis chart:dimension="x" chart:name="primary-x" chart:style-name="ch6" chartooo:axis-type="auto">
            <chartooo:date-scale/>
            <chart:title svg:x="7.15cm" svg:y="11.053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7.866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D2:fasttext.D23" chart:label-cell-address="fasttext.D1:fasttext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fasttext.E2:fasttext.E23" chart:label-cell-address="fasttext.E1:fasttext.E1" chart:class="chart:bar">
            <chart:data-point chart:repeated="22"/>
          </chart:series>
          <chart:series chart:style-name="ch14" chart:values-cell-range-address="fasttext.F2:fasttext.F23" chart:label-cell-address="fasttext.F1:fasttext.F1" chart:class="chart:bar">
            <chart:data-point chart:repeated="22"/>
          </chart:series>
          <chart:series chart:style-name="ch15" chart:values-cell-range-address="fasttext.G2:fasttext.G23" chart:label-cell-address="fasttext.G1:fasttext.G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fine_tune_ortho_procrustes_median</text:p>
                <draw:g>
                  <svg:desc>fasttext.E1:fasttext.E1</svg:desc>
                </draw:g>
              </table:table-cell>
              <table:table-cell office:value-type="string">
                <text:p>fasttext_fine_tune_cca_mean</text:p>
                <draw:g>
                  <svg:desc>fasttext.F1:fasttext.F1</svg:desc>
                </draw:g>
              </table:table-cell>
              <table:table-cell office:value-type="string">
                <text:p>fasttext_fine_tune_cca_median</text:p>
                <draw:g>
                  <svg:desc>fasttext.G1:fasttext.G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01">
                <text:p>0.01</text:p>
                <draw:g>
                  <svg:desc>fasttext.D2:fasttext.D23</svg:desc>
                </draw:g>
              </table:table-cell>
              <table:table-cell office:value-type="float" office:value="0.01">
                <text:p>0.01</text:p>
                <draw:g>
                  <svg:desc>fasttext.E2:fasttext.E23</svg:desc>
                </draw:g>
              </table:table-cell>
              <table:table-cell office:value-type="float" office:value="0.008">
                <text:p>0.008</text:p>
                <draw:g>
                  <svg:desc>fasttext.F2:fasttext.F23</svg:desc>
                </draw:g>
              </table:table-cell>
              <table:table-cell office:value-type="float" office:value="0.005">
                <text:p>0.005</text:p>
                <draw:g>
                  <svg:desc>fasttext.G2:fasttext.G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6">
                <text:p>0.026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3">
                <text:p>0.03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8">
                <text:p>0.028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8">
                <text:p>0.028</text:p>
              </table:table-cell>
              <table:table-cell office:value-type="float" office:value="0.011">
                <text:p>0.011</text:p>
              </table:table-cell>
              <table:table-cell office:value-type="float" office:value="0.028">
                <text:p>0.02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4">
                <text:p>0.024</text:p>
              </table:table-cell>
              <table:table-cell office:value-type="float" office:value="0.014">
                <text:p>0.014</text:p>
              </table:table-cell>
              <table:table-cell office:value-type="float" office:value="0.024">
                <text:p>0.02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  <table:table-cell office:value-type="float" office:value="0.025">
                <text:p>0.02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  <table:table-cell office:value-type="float" office:value="0.022">
                <text:p>0.02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35">
                <text:p>0.035</text:p>
              </table:table-cell>
              <table:table-cell office:value-type="float" office:value="0.014">
                <text:p>0.014</text:p>
              </table:table-cell>
              <table:table-cell office:value-type="float" office:value="0.035">
                <text:p>0.03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2">
                <text:p>0.022</text:p>
              </table:table-cell>
              <table:table-cell office:value-type="float" office:value="0.012">
                <text:p>0.012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28">
                <text:p>0.02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31">
                <text:p>0.031</text:p>
              </table:table-cell>
              <table:table-cell office:value-type="float" office:value="0.015">
                <text:p>0.015</text:p>
              </table:table-cell>
              <table:table-cell office:value-type="float" office:value="0.031">
                <text:p>0.03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6">
                <text:p>0.026</text:p>
              </table:table-cell>
              <table:table-cell office:value-type="float" office:value="0.012">
                <text:p>0.012</text:p>
              </table:table-cell>
              <table:table-cell office:value-type="float" office:value="0.026">
                <text:p>0.026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71cm" svg:height="11.264cm" xlink:href=".." xlink:type="simple" chart:class="chart:bar" chart:column-mapping="0 1 2 3" chart:style-name="ch1">
        <chart:title svg:x="5.82cm" svg:y="0.361cm" chart:style-name="ch2">
          <text:p>Coherence score Vs Number of clusters</text:p>
        </chart:title>
        <chart:subtitle svg:x="6.627cm" svg:y="1.365cm" chart:style-name="ch3">
          <text:p>NPMI, Epoch 15, Amazon Food Data</text:p>
        </chart:subtitle>
        <chart:legend chart:legend-position="end" svg:x="13.142cm" svg:y="4.189cm" style:legend-expansion="high" chart:style-name="ch4"/>
        <chart:plot-area chart:style-name="ch5" table:cell-range-address="fasttext.A1:fasttext.E23" chart:data-source-has-labels="both" svg:x="1.406cm" svg:y="2.273cm" svg:width="11.341cm" svg:height="7.785cm">
          <chartooo:coordinate-region svg:x="2.504cm" svg:y="2.472cm" svg:width="10.243cm" svg:height="6.939cm"/>
          <chart:axis chart:dimension="x" chart:name="primary-x" chart:style-name="ch6" chartooo:axis-type="auto">
            <chartooo:date-scale/>
            <chart:title svg:x="5.669cm" svg:y="10.283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7.466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B2:fasttext.B23" chart:label-cell-address="fasttext.B1:fasttext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fasttext.C2:fasttext.C23" chart:label-cell-address="fasttext.C1:fasttext.C1" chart:class="chart:bar">
            <chart:data-point chart:repeated="22"/>
          </chart:series>
          <chart:series chart:style-name="ch14" chart:values-cell-range-address="fasttext.D2:fasttext.D23" chart:label-cell-address="fasttext.D1:fasttext.D1" chart:class="chart:bar">
            <chart:data-point chart:repeated="22"/>
          </chart:series>
          <chart:series chart:style-name="ch15" chart:values-cell-range-address="fasttext.E2:fasttext.E23" chart:label-cell-address="fasttext.E1:fasttext.E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trained_from_scratch_mean</text:p>
                <draw:g>
                  <svg:desc>fasttext.B1:fasttext.B1</svg:desc>
                </draw:g>
              </table:table-cell>
              <table:table-cell office:value-type="string">
                <text:p>fasttext_trained_from_scratch_median</text:p>
                <draw:g>
                  <svg:desc>fasttext.C1:fasttext.C1</svg:desc>
                </draw:g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fine_tune_ortho_procrustes_median</text:p>
                <draw:g>
                  <svg:desc>fasttext.E1:fasttext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007">
                <text:p>0.007</text:p>
                <draw:g>
                  <svg:desc>fasttext.B2:fasttext.B23</svg:desc>
                </draw:g>
              </table:table-cell>
              <table:table-cell office:value-type="float" office:value="0.004">
                <text:p>0.004</text:p>
                <draw:g>
                  <svg:desc>fasttext.C2:fasttext.C23</svg:desc>
                </draw:g>
              </table:table-cell>
              <table:table-cell office:value-type="float" office:value="0.01">
                <text:p>0.01</text:p>
                <draw:g>
                  <svg:desc>fasttext.D2:fasttext.D23</svg:desc>
                </draw:g>
              </table:table-cell>
              <table:table-cell office:value-type="float" office:value="0.01">
                <text:p>0.01</text:p>
                <draw:g>
                  <svg:desc>fasttext.E2:fasttext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3">
                <text:p>0.013</text:p>
              </table:table-cell>
              <table:table-cell office:value-type="float" office:value="0.003">
                <text:p>0.003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2">
                <text:p>0.012</text:p>
              </table:table-cell>
              <table:table-cell office:value-type="float" office:value="0.002">
                <text:p>0.002</text:p>
              </table:table-cell>
              <table:table-cell office:value-type="float" office:value="0.026">
                <text:p>0.02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3">
                <text:p>0.0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5">
                <text:p>0.015</text:p>
              </table:table-cell>
              <table:table-cell office:value-type="float" office:value="0.007">
                <text:p>0.007</text:p>
              </table:table-cell>
              <table:table-cell office:value-type="float" office:value="0.028">
                <text:p>0.02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6">
                <text:p>0.016</text:p>
              </table:table-cell>
              <table:table-cell office:value-type="float" office:value="0.007">
                <text:p>0.007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19">
                <text:p>0.019</text:p>
              </table:table-cell>
              <table:table-cell office:value-type="float" office:value="0.007">
                <text:p>0.007</text:p>
              </table:table-cell>
              <table:table-cell office:value-type="float" office:value="0.028">
                <text:p>0.02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24">
                <text:p>0.02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35">
                <text:p>0.03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5">
                <text:p>0.015</text:p>
              </table:table-cell>
              <table:table-cell office:value-type="float" office:value="0.008">
                <text:p>0.008</text:p>
              </table:table-cell>
              <table:table-cell office:value-type="float" office:value="0.022">
                <text:p>0.02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19">
                <text:p>0.019</text:p>
              </table:table-cell>
              <table:table-cell office:value-type="float" office:value="0.007">
                <text:p>0.00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5">
                <text:p>0.015</text:p>
              </table:table-cell>
              <table:table-cell office:value-type="float" office:value="0.007">
                <text:p>0.007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31">
                <text:p>0.03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26">
                <text:p>0.026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